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language-asian="es" style:country-asian="CL"/>
    </style:style>
    <style:style style:name="P3" style:family="paragraph" style:parent-style-name="Standard">
      <style:text-properties fo:font-size="8pt" style:font-size-asian="8pt" style:language-asian="es" style:country-asian="CL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7" style:family="paragraph" style:parent-style-name="HTML_20_Preformatted">
      <style:paragraph-properties fo:background-color="#ffffff">
        <style:background-image/>
      </style:paragraph-properties>
    </style:style>
    <style:style style:name="P8" style:family="paragraph" style:parent-style-name="HTML_20_Preformatted">
      <style:paragraph-properties fo:background-color="#ffffff">
        <style:background-image/>
      </style:paragraph-properties>
      <style:text-properties fo:color="#808080" fo:font-size="8pt" fo:font-style="italic" style:font-size-asian="8pt" style:font-style-asian="italic" style:font-size-complex="8pt" style:font-style-complex="italic"/>
    </style:style>
    <style:style style:name="P9" style:family="paragraph" style:parent-style-name="Heading_20_2">
      <style:paragraph-properties fo:break-before="page"/>
      <style:text-properties style:font-name-asian="Times New Roman" style:language-asian="es" style:country-asian="CL"/>
    </style:style>
    <style:style style:name="P10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9" style:family="text">
      <style:text-properties fo:color="#000000" fo:font-size="12pt" style:font-name-asian="Times New Roman" style:font-size-asian="12pt" style:language-asian="es" style:country-asian="CL" style:font-name-complex="Courier New1" style:font-size-complex="12pt"/>
    </style:style>
    <style:style style:name="T10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3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0e7a" fo:font-size="12pt" fo:font-weight="bold" style:font-name-asian="Times New Roman" style:font-size-asian="12pt" style:language-asian="es" style:country-asian="CL" style:font-weight-asian="bold" style:font-name-complex="Courier New1" style:font-size-complex="12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8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1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Formatos y validaciones</text:h>
      <text:h text:style-name="Heading_20_1" text:outline-level="1">Android Estudio V3.0.17/Flutter</text:h>
      <text:p text:style-name="Standard"/>
      <text:p text:style-name="Standard">Objetivo:Validar un formulario</text:p>
      <text:p text:style-name="Standard"/>
      <text:p text:style-name="Standard">F.Creación: 27-5-2018</text:p>
      <text:p text:style-name="Standard"/>
      <text:p text:style-name="P1">Programa:</text:p>
      <text:p text:style-name="P1"/>
      <text:p text:style-name="P1">Fuente:<text:tab/><text:a xlink:type="simple" xlink:href="https://github.com/flutter/flutter/blob/master/examples/flutter_gallery/lib/demo/material/text_form_field_demo.dart" text:style-name="ListLabel_20_1" text:visited-style-name="ListLabel_20_1"><text:span text:style-name="Internet_20_link">Formulario</text:span></text:a></text:p>
      <text:p text:style-name="P1"><text:span text:style-name="Internet_20_link"><text:span text:style-name="T19"><text:tab/><text:tab/></text:span></text:span><text:a xlink:type="simple" xlink:href="https://dart-pub.mirrors.sjtug.sjtu.edu.cn/packages/flutter_form_builder#-readme-tab-" text:style-name="Internet_20_link" text:visited-style-name="Visited_20_Internet_20_Link"><text:span text:style-name="Internet_20_link">flutter form builder</text:span></text:a></text:p>
      <text:p text:style-name="P1"/>
      <text:h text:style-name="P9" text:outline-level="2">Fono (es la idea no funciona)</text:h>
      <text:p text:style-name="P2"/>
      <text:p text:style-name="P7"><text:span text:style-name="T4">final </text:span><text:span text:style-name="T7">lv.UsNumberTextInputFormatter </text:span><text:span text:style-name="T10">_phoneNumberFormatter </text:span><text:span text:style-name="T7">= </text:span><text:span text:style-name="T4">new </text:span></text:p>
      <text:p text:style-name="P7"><text:span text:style-name="T4"><text:tab/><text:tab/><text:tab/></text:span><text:span text:style-name="T7">lv.UsNumberTextInputFormatter();<text:line-break/></text:span><text:span text:style-name="T4">final </text:span><text:span text:style-name="T7">lv.RutFormatterVigente </text:span><text:span text:style-name="T10">_rutNumberFormatter </text:span><text:span text:style-name="T7">= </text:span><text:span text:style-name="T4">new </text:span><text:span text:style-name="T7">lv.RutFormatterVigente();</text:span></text:p>
      <text:p text:style-name="P3"/>
      <text:p text:style-name="P2"/>
      <text:p text:style-name="P6"><text:span text:style-name="T5">new </text:span><text:span text:style-name="T8">TextFormField(<text:line-break/></text:span><text:bookmark-start text:name="__DdeLink__1093_818815620"/><text:span text:style-name="T8"> <text:s/>decoration: </text:span><text:span text:style-name="T5">const </text:span><text:span text:style-name="T8">InputDecoration(<text:line-break/> <text:s text:c="3"/>border: </text:span><text:span text:style-name="T5">const </text:span><text:span text:style-name="T8">UnderlineInputBorder(),<text:line-break/> <text:s text:c="3"/>filled: </text:span><text:span text:style-name="T5">true</text:span><text:span text:style-name="T8">,<text:line-break/> <text:s text:c="3"/>icon: </text:span><text:span text:style-name="T5">const </text:span><text:span text:style-name="T8">Icon(Icons.</text:span><text:span text:style-name="T12">phone</text:span><text:span text:style-name="T8">),<text:line-break/> <text:s text:c="3"/>hintText: </text:span><text:span text:style-name="T15">'Como te llamamos?'</text:span><text:span text:style-name="T8">,<text:line-break/> <text:s text:c="3"/>labelText: </text:span><text:span text:style-name="T15">'Celular *'</text:span><text:span text:style-name="T8">,<text:line-break/> <text:s text:c="3"/></text:span><text:bookmark-start text:name="__DdeLink__1090_818815620"/><text:span text:style-name="T8">prefixText: </text:span><text:span text:style-name="T15">'+56'</text:span><text:span text:style-name="T8">,</text:span><text:bookmark-end text:name="__DdeLink__1090_818815620"/><text:span text:style-name="T8"><text:line-break/> <text:s/>),</text:span><text:bookmark-end text:name="__DdeLink__1093_818815620"/><text:span text:style-name="T8"><text:line-break/> <text:s/>keyboardType: TextInputType.</text:span><text:span text:style-name="T12">phone</text:span><text:span text:style-name="T8">,<text:line-break/> <text:s/>onSaved: (String value) { </text:span><text:span text:style-name="T11">usuario</text:span><text:span text:style-name="T8">.</text:span><text:span text:style-name="T11">celular </text:span><text:span text:style-name="T8">= value; },<text:line-break/> <text:s/>validator: </text:span><text:span text:style-name="T9">lv.validatePhoneNumber,</text:span><text:span text:style-name="T8"><text:line-break/> <text:s/></text:span><text:span text:style-name="T17">// TextInputFormatters are applied in sequence.<text:line-break/> <text:s/></text:span><text:span text:style-name="T8">inputFormatters: &lt;TextInputFormatter&gt; [<text:line-break/> <text:s text:c="3"/>WhitelistingTextInputFormatter.</text:span><text:span text:style-name="T12">digitsOnly</text:span><text:span text:style-name="T8">,<text:line-break/> <text:s text:c="3"/></text:span><text:span text:style-name="T17">// Fit the validating format.<text:line-break/> <text:s text:c="3"/></text:span><text:span text:style-name="T14">_phoneNumberFormatter</text:span><text:span text:style-name="T8">,<text:line-break/> <text:s/>],<text:line-break/>),</text:span></text:p>
      <text:p text:style-name="P5"/>
      <text:p text:style-name="P7"><text:span text:style-name="T6">String validatePhoneNumber(String value) {<text:line-break/></text:span><text:span text:style-name="T7"> <text:s/></text:span><text:span text:style-name="T4">final </text:span><text:span text:style-name="T7">RegExp phoneExp = </text:span><text:span text:style-name="T4">new </text:span><text:span text:style-name="T7">RegExp(</text:span><text:span text:style-name="T16">r'^\(\d\) \d\d\d\d\.\d\d\d\d'</text:span><text:span text:style-name="T7">);<text:line-break/> <text:s/></text:span><text:span text:style-name="T4">if </text:span><text:span text:style-name="T7">(!phoneExp.hasMatch(value) )<text:line-break/> <text:s text:c="3"/></text:span><text:span text:style-name="T4">return </text:span><text:span text:style-name="T16">'(#) ####.#### - Enter a numero de stgo.'</text:span><text:span text:style-name="T7">;<text:line-break/> <text:s/></text:span><text:span text:style-name="T4">return null</text:span><text:span text:style-name="T7">;<text:line-break/>}</text:span></text:p>
      <text:p text:style-name="P4"/>
      <text:p text:style-name="P8"/>
      <text:p text:style-name="P4"/>
      <text:h text:style-name="Heading_20_2" text:outline-level="2">usuari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h text:style-name="Heading_20_2" text:outline-level="2"/>
      <text:h text:style-name="Heading_20_2" text:outline-level="2">Correo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icon: </text:span><text:span text:style-name="T4">const </text:span><text:span text:style-name="T7">Icon(Icons.</text:span><text:span text:style-name="T13">email</text:span><text:span text:style-name="T7">),<text:line-break/> <text:s text:c="3"/>hintText: </text:span><text:span text:style-name="T16">'Ingrese Correo'</text:span><text:span text:style-name="T7">,<text:line-break/> <text:s text:c="3"/>labelText: </text:span><text:span text:style-name="T16">'Correo'</text:span><text:span text:style-name="T7">,<text:line-break/> <text:s/>),<text:line-break/> <text:s/>keyboardType: TextInputType.</text:span><text:span text:style-name="T13">emailAddress</text:span><text:span text:style-name="T7">,<text:line-break/> <text:s/>validator: (value) =&gt; lv.isValidEmail(value) ? </text:span><text:span text:style-name="T4">null </text:span><text:span text:style-name="T7">: </text:span><text:span text:style-name="T16">'Ingresa una direccion de correo </text:span><text:soft-page-break/><text:span text:style-name="T16">válida'</text:span><text:span text:style-name="T7">,<text:line-break/> <text:s/>onSaved: (val) =&gt; </text:span><text:span text:style-name="T10">usuario</text:span><text:span text:style-name="T7">.</text:span><text:span text:style-name="T10">correo </text:span><text:span text:style-name="T7">= val,<text:line-break/>),</text:span></text:p>
      <text:p text:style-name="P4"/>
      <text:p text:style-name="P4"/>
      <text:p text:style-name="P4"/>
      <text:h text:style-name="Heading_20_2" text:outline-level="2">Rut</text:h>
      <text:p text:style-name="P7"><text:span text:style-name="T4">new </text:span><text:span text:style-name="T7">TextFormField(<text:line-break/> <text:s/>decoration: </text:span><text:span text:style-name="T4">const </text:span><text:span text:style-name="T7">InputDecoration(<text:line-break/> <text:s text:c="3"/>border: </text:span><text:span text:style-name="T4">const </text:span><text:span text:style-name="T7">UnderlineInputBorder(),<text:line-break/> <text:s text:c="3"/>filled: </text:span><text:span text:style-name="T4">true</text:span><text:span text:style-name="T7">,<text:line-break/> <text:s text:c="3"/>icon: </text:span><text:span text:style-name="T4">const </text:span><text:span text:style-name="T7">Icon(Icons.</text:span><text:span text:style-name="T13">fiber_dvr</text:span><text:span text:style-name="T7">),<text:line-break/> <text:s text:c="3"/>hintText: </text:span><text:span text:style-name="T16">'Cédula de identidad?'</text:span><text:span text:style-name="T7">,<text:line-break/> <text:s text:c="3"/>labelText: </text:span><text:span text:style-name="T16">'Cédula *'</text:span><text:span text:style-name="T7">,<text:line-break/> <text:s/>),<text:line-break/> <text:s/>keyboardType: TextInputType.</text:span><text:span text:style-name="T13">text</text:span><text:span text:style-name="T7">,<text:line-break/> <text:s/>onSaved: (String value) { </text:span><text:span text:style-name="T10">usuario</text:span><text:span text:style-name="T7">.</text:span><text:span text:style-name="T10">rut </text:span><text:span text:style-name="T7">= value; },<text:line-break/> <text:s/>validator: lv.validaRut,<text:line-break/> <text:s/></text:span><text:span text:style-name="T18">// TextInputFormatters are applied in sequence.<text:line-break/> <text:s/></text:span><text:span text:style-name="T7">inputFormatters: &lt;TextInputFormatter&gt; [<text:line-break/> <text:s text:c="3"/>WhitelistingTextInputFormatter.</text:span><text:span text:style-name="T13">digitsOnly</text:span><text:span text:style-name="T7">,<text:line-break/><text:line-break/> <text:s text:c="3"/></text:span><text:span text:style-name="T18">// Fit the validating format.<text:line-break/> <text:s text:c="3"/></text:span><text:span text:style-name="T10">_rutNumberFormatter</text:span><text:span text:style-name="T7">,<text:line-break/> <text:s/>],<text:line-break/>),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 text:start-value="0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7</meta:editing-cycles>
    <meta:creation-date>2018-03-07T12:45:00</meta:creation-date>
    <dc:date>2019-04-26T12:33:04</dc:date>
    <meta:editing-duration>PT6H3M48S</meta:editing-duration>
    <meta:generator>OpenOffice/4.1.6$Unix OpenOffice.org_project/416m1$Build-9790</meta:generator>
    <dc:creator>Máximo Meza</dc:creator>
    <meta:document-statistic meta:table-count="0" meta:image-count="0" meta:object-count="0" meta:page-count="3" meta:paragraph-count="19" meta:word-count="246" meta:character-count="2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